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3fdb" officeooo:paragraph-rsid="001c3fdb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officeooo:rsid="001c3fdb" officeooo:paragraph-rsid="001c3fdb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c3fdb" officeooo:paragraph-rsid="001d0a54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c3fdb" officeooo:paragraph-rsid="001dae37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1c3fdb" officeooo:paragraph-rsid="001e7a24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d0a54" officeooo:paragraph-rsid="001d0a54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d0a54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c3fdb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211e2f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Source Code Pro" fo:font-size="14pt" officeooo:rsid="001c3fdb" officeooo:paragraph-rsid="001c3fdb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Source Code Pro" fo:font-size="14pt" officeooo:rsid="001c3fdb" officeooo:paragraph-rsid="001d0a54" style:font-size-asian="14pt" style:font-size-complex="14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Source Code Pro" fo:font-size="14pt" officeooo:rsid="001c3fdb" officeooo:paragraph-rsid="001d0a54" style:font-size-asian="14pt" style:font-size-complex="14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Source Code Pro" fo:font-size="14pt" officeooo:rsid="001c3fdb" officeooo:paragraph-rsid="001dae37" style:font-size-asian="14pt" style:font-size-complex="14pt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Source Code Pro" fo:font-size="14pt" fo:font-weight="normal" officeooo:rsid="001c3fdb" officeooo:paragraph-rsid="00211e2f" style:font-name-asian="Noto Sans SC Regular" style:font-size-asian="14pt" style:font-weight-asian="normal" style:font-name-complex="FreeSans" style:font-size-complex="14pt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ource Code Pro" fo:font-size="14pt" fo:font-weight="normal" officeooo:rsid="001c3fdb" officeooo:paragraph-rsid="001d0a54" style:font-name-asian="Noto Sans SC Regular" style:font-size-asian="14pt" style:font-weight-asian="normal" style:font-name-complex="FreeSans" style:font-size-complex="14pt" style:font-weight-complex="normal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ource Code Pro" fo:font-size="14pt" fo:font-weight="normal" officeooo:rsid="001c3fdb" officeooo:paragraph-rsid="00202c18" style:font-name-asian="Noto Sans SC Regular" style:font-size-asian="14pt" style:font-weight-asian="normal" style:font-name-complex="FreeSans" style:font-size-complex="14pt" style:font-weight-complex="normal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Source Code Pro" fo:font-size="14pt" fo:font-weight="normal" officeooo:rsid="00202c18" officeooo:paragraph-rsid="00202c18" style:font-name-asian="Noto Sans SC Regular" style:font-size-asian="14pt" style:font-weight-asian="normal" style:font-name-complex="FreeSans" style:font-size-complex="14pt" style:font-weight-complex="normal"/>
    </style:style>
    <style:style style:name="P18" style:family="paragraph" style:parent-style-name="Heading_20_1">
      <style:paragraph-properties fo:line-height="150%" fo:text-align="justify" style:justify-single-word="false"/>
      <style:text-properties officeooo:paragraph-rsid="001d0a54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1dee8c"/>
    </style:style>
    <style:style style:name="T3" style:family="text">
      <style:text-properties style:font-name="Source Code Pro" fo:font-size="14pt" fo:font-weight="normal" officeooo:rsid="001c3fdb" style:font-name-asian="Noto Sans SC Regular" style:font-size-asian="14pt" style:font-weight-asian="normal" style:font-name-complex="FreeSans" style:font-size-complex="14pt" style:font-weight-complex="normal"/>
    </style:style>
    <style:style style:name="T4" style:family="text">
      <style:text-properties officeooo:rsid="001d0a54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211e2f" style:font-weight-asian="bold" style:font-weight-complex="bold"/>
    </style:style>
    <style:style style:name="T7" style:family="text">
      <style:text-properties style:font-name="Liberation Serif" fo:font-size="14pt" fo:font-weight="bold" officeooo:rsid="001c3fdb" style:font-name-asian="Noto Sans SC Regular" style:font-size-asian="14pt" style:font-weight-asian="bold" style:font-name-complex="FreeSans" style:font-size-complex="14pt" style:font-weight-complex="bold"/>
    </style:style>
    <style:style style:name="T8" style:family="text">
      <style:text-properties style:font-name="Liberation Serif" fo:font-size="14pt" fo:font-weight="bold" officeooo:rsid="00211e2f" style:font-name-asian="Noto Sans SC Regular" style:font-size-asian="14pt" style:font-weight-asian="bold" style:font-name-complex="FreeSans" style:font-size-complex="14pt" style:font-weight-complex="bold"/>
    </style:style>
    <style:style style:name="T9" style:family="text">
      <style:text-properties fo:font-size="14pt" officeooo:rsid="001c3fdb" style:font-size-asian="14pt" style:font-size-complex="14pt"/>
    </style:style>
    <style:style style:name="T10" style:family="text">
      <style:text-properties fo:color="#000000" style:font-name="Source Code Pro" fo:font-size="14pt" officeooo:rsid="001c3fdb" style:font-size-asian="14pt" style:font-size-complex="14pt"/>
    </style:style>
    <style:style style:name="T11" style:family="text">
      <style:text-properties fo:color="#000000" style:font-name="Source Code Pro" fo:font-size="14pt" officeooo:rsid="001dee8c" style:font-size-asian="14pt" style:font-size-complex="14pt"/>
    </style:style>
    <style:style style:name="T12" style:family="text">
      <style:text-properties style:font-name="Liberation Sans" fo:font-size="18.2000007629395pt" fo:font-weight="bold" officeooo:rsid="001d0a54" style:font-name-asian="Noto Sans SC Regular" style:font-size-asian="18.2000007629395pt" style:font-weight-asian="bold" style:font-name-complex="FreeSans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202c18" style:font-name-asian="Noto Sans SC Regular" style:font-size-asian="18.2000007629395pt" style:font-weight-asian="bold" style:font-name-complex="FreeSans" style:font-size-complex="18.200000762939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бораторная работа №1</text:p>
      <text:p text:style-name="Subtitle">Алгоритмы тривиального шифрования.</text:p>
      <text:h text:style-name="Heading_20_1" text:outline-level="1">Задача стандартной сложности.</text:h>
      <text:p text:style-name="P2">Напишите на языке Python или Java программу, в которой реализован шифр Цезаря. В программе должны быть две функции crypt и decrypt, в которых вы зашифровываете и расшифровываете текст, переданный как аргумент, а результат возвращается функцией. <text:s/>Исходный алфавит — английские маленькие буквы. Пробел остается без изменений. Сдвиг соответствует номеру варианта.</text:p>
      <text:p text:style-name="P2">Например:</text:p>
      <text:p text:style-name="P2">исходный текст <text:tab/><text:tab/><text:span text:style-name="T1">hel</text:span><text:span text:style-name="T2">l</text:span><text:span text:style-name="T1">o world</text:span></text:p>
      <text:p text:style-name="P8"><text:span text:style-name="T9">полученный текст <text:tab/></text:span><text:span text:style-name="T10">khoor zruog</text:span></text:p>
      <text:p text:style-name="P10"/>
      <text:p text:style-name="P1"/>
      <text:h text:style-name="Heading_20_1" text:outline-level="1">Задача повышенной сложности.</text:h>
      <text:p text:style-name="P3">Напишите на языке Python или Java программу, в которой реализован <text:span text:style-name="T4">простой подстановочный шифр</text:span>. В программе должны быть две функции crypt и decrypt, в которых вы зашифровываете и расшифровываете текст, переданный как аргумент, а результат возвращается функцией. <text:s/>Исходный алфавит — английские маленькие буквы, <text:span text:style-name="T4">алфавит замены создаете сами, но состоять он должен из тех же исходных букв.</text:span> Пробел остается без изменений. </text:p>
      <text:p text:style-name="P3">Например:</text:p>
      <text:p text:style-name="P5">исходный текст <text:tab/><text:tab/><text:span text:style-name="T1">hel</text:span><text:span text:style-name="T2">l</text:span><text:span text:style-name="T1">o world</text:span></text:p>
      <text:p text:style-name="P7"><text:span text:style-name="T9">полученный текст <text:tab/></text:span><text:span text:style-name="T11">kozky uizkn</text:span></text:p>
      <text:p text:style-name="P11"/>
      <text:p text:style-name="P6"/>
      <text:h text:style-name="Heading_20_1" text:outline-level="1">Пример оформления кода на Python</text:h>
      <text:p text:style-name="P3">файл <text:span text:style-name="T5">lab</text:span><text:span text:style-name="T6">1</text:span><text:span text:style-name="T5">.py</text:span></text:p>
      <text:p text:style-name="P12"><text:soft-page-break/>def crypt(text):</text:p>
      <text:p text:style-name="P12"><text:s text:c="4"/>rez=""</text:p>
      <text:p text:style-name="P12"><text:s text:c="4"/>return rez</text:p>
      <text:p text:style-name="P12"/>
      <text:p text:style-name="P12"/>
      <text:p text:style-name="P12">def decrypt(text):</text:p>
      <text:p text:style-name="P13"><text:s text:c="4"/>rez=""</text:p>
      <text:p text:style-name="P13"><text:s text:c="4"/>return rez</text:p>
      <text:p text:style-name="P4"/>
      <text:h text:style-name="P18" text:outline-level="1"><text:span text:style-name="T4">Пример оформления кода на </text:span><text:span text:style-name="T12">J</text:span><text:span text:style-name="T13">ava</text:span></text:h>
      <text:p text:style-name="P9"><text:span text:style-name="T3">файл </text:span><text:span text:style-name="T7">lab</text:span><text:span text:style-name="T8">1</text:span><text:span text:style-name="T7">.j</text:span><text:span text:style-name="T8">ava</text:span></text:p>
      <text:p text:style-name="P14">public class lab1 {</text:p>
      <text:p text:style-name="P15"/>
      <text:p text:style-name="P15"><text:tab/>public String crypt(String text) {</text:p>
      <text:p text:style-name="P16"><text:tab/><text:tab/>String rez = "";</text:p>
      <text:p text:style-name="P16"><text:tab/><text:tab/>return rez;</text:p>
      <text:p text:style-name="P16"><text:tab/>}</text:p>
      <text:p text:style-name="P15"/>
      <text:p text:style-name="P15"><text:tab/>public String decrypt(String text) {</text:p>
      <text:p text:style-name="P16"><text:tab/><text:tab/>String rez = "";</text:p>
      <text:p text:style-name="P16"><text:tab/><text:tab/>return rez;</text:p>
      <text:p text:style-name="P16"><text:tab/>}</text:p>
      <text:p text:style-name="P1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0T09:16:01.178445816</meta:creation-date>
    <dc:date>2020-02-16T21:48:19.329354267</dc:date>
    <meta:editing-duration>PT3H45M33S</meta:editing-duration>
    <meta:editing-cycles>6</meta:editing-cycles>
    <meta:generator>LibreOffice/6.3.3.2.0$Linux_X86_64 LibreOffice_project/30$Build-2</meta:generator>
    <meta:document-statistic meta:table-count="0" meta:image-count="0" meta:object-count="0" meta:page-count="2" meta:paragraph-count="32" meta:word-count="189" meta:character-count="1350" meta:non-whitespace-character-count="1154"/>
  </office:meta>
</office:document-meta>
</file>